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3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0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4" style:family="table-cell" style:data-style-name="General">
      <style:table-cell-properties fo:background-color="transparent" gnm:background-colour="#00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69pt" style:use-optimal-column-width="true"/>
    </style:style>
    <style:style style:name="ACOL-3" style:family="table-column">
      <style:table-column-properties style:column-width="88.5pt" style:use-optimal-column-width="false"/>
    </style:style>
    <style:style style:name="ACOL-4" style:family="table-column">
      <style:table-column-properties style:column-width="95.25pt" style:use-optimal-column-width="false"/>
    </style:style>
    <style:style style:name="ACOL-5" style:family="table-column">
      <style:table-column-properties style:column-width="123.8pt" style:use-optimal-column-width="false"/>
    </style:style>
    <style:style style:name="ACOL-6" style:family="table-column">
      <style:table-column-properties style:column-width="111.8pt" style:use-optimal-column-width="false"/>
    </style:style>
    <style:style style:name="ACOL-7" style:family="table-column">
      <style:table-column-properties style:column-width="99.75pt" style:use-optimal-column-width="false"/>
    </style:style>
    <style:style style:name="ACOL-8" style:family="table-column">
      <style:table-column-properties style:column-width="74.25pt" style:use-optimal-column-width="false"/>
    </style:style>
    <style:style style:name="ACOL-9" style:family="table-column">
      <style:table-column-properties style:column-width="70.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mplate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13"/>
        <table:table-column table:default-cell-style-name="ACE-0" table:style-name="ACOL-0" table:number-columns-repeated="243"/>
        <table:table-row table:style-name="AROW-1">
          <table:table-cell table:number-columns-repeated="4" table:style-name="ACE-0"/>
          <table:table-cell table:style-name="ACE-1" office:value-type="string">
            <text:p>Fnumber</text:p>
          </table:table-cell>
          <table:table-cell table:number-columns-repeated="5" table:style-name="ACE-6"/>
          <table:table-cell table:style-name="ACE-3" office:value-type="string">
            <text:p>FList</text:p>
          </table:table-cell>
          <table:table-cell table:style-name="ACE-6"/>
          <table:table-cell table:style-name="ACE-11"/>
          <table:table-cell table:number-columns-repeated="243" table:style-name="ACE-0"/>
        </table:table-row>
        <table:table-row table:style-name="AROW-1">
          <table:table-cell table:number-columns-repeated="4" table:style-name="ACE-0"/>
          <table:table-cell table:style-name="ACE-1" office:value-type="string">
            <text:p>FReal</text:p>
          </table:table-cell>
          <table:table-cell table:number-columns-repeated="2" table:style-name="ACE-6"/>
          <table:table-cell table:style-name="ACE-12"/>
          <table:table-cell table:style-name="ACE-8"/>
          <table:table-cell table:style-name="ACE-6" office:value-type="string">
            <text:p>FComplex</text:p>
          </table:table-cell>
          <table:table-cell table:style-name="ACE-2"/>
          <table:table-cell table:style-name="ACE-1" office:value-type="string">
            <text:p>FString</text:p>
          </table:table-cell>
          <table:table-cell table:style-name="ACE-11"/>
          <table:table-cell table:number-columns-repeated="243" table:style-name="ACE-0"/>
        </table:table-row>
        <table:table-row table:style-name="AROW-1">
          <table:table-cell table:number-columns-repeated="4" table:style-name="ACE-0"/>
          <table:table-cell table:style-name="ACE-3" office:value-type="string">
            <text:p>FInteger</text:p>
          </table:table-cell>
          <table:table-cell table:style-name="ACE-12"/>
          <table:table-cell table:style-name="ACE-8"/>
          <table:table-cell table:style-name="ACE-13" office:value-type="string">
            <text:p>FFloat</text:p>
          </table:table-cell>
          <table:table-cell table:style-name="ACE-13" office:value-type="string">
            <text:p>FRational</text:p>
          </table:table-cell>
          <table:table-cell table:style-name="ACE-0"/>
          <table:table-cell table:style-name="ACE-2"/>
          <table:table-cell table:style-name="ACE-1" office:value-type="string">
            <text:p>FUnicode</text:p>
          </table:table-cell>
          <table:table-cell table:style-name="ACE-10" office:value-type="string">
            <text:p>FBytes</text:p>
          </table:table-cell>
          <table:table-cell table:number-columns-repeated="243" table:style-name="ACE-0"/>
        </table:table-row>
        <table:table-row table:style-name="AROW-1">
          <table:table-cell table:number-columns-repeated="4" table:style-name="ACE-0"/>
          <table:table-cell table:style-name="ACE-5"/>
          <table:table-cell table:style-name="ACE-14" office:value-type="string">
            <text:p>FChar</text:p>
          </table:table-cell>
          <table:table-cell table:style-name="ACE-14" office:value-type="string">
            <text:p>FByte</text:p>
          </table:table-cell>
          <table:table-cell table:number-columns-repeated="2" table:style-name="ACE-14"/>
          <table:table-cell table:style-name="ACE-15"/>
          <table:table-cell table:number-columns-repeated="2" table:style-name="ACE-4"/>
          <table:table-cell table:style-name="ACE-5"/>
          <table:table-cell table:number-columns-repeated="243" table:style-name="ACE-0"/>
        </table:table-row>
        <table:table-row table:style-name="AROW-1">
          <table:table-cell table:style-name="ACE-1" office:value-type="string">
            <text:p>FNumber</text:p>
          </table:table-cell>
          <table:table-cell table:style-name="ACE-1" office:value-type="string">
            <text:p>FReal</text:p>
          </table:table-cell>
          <table:table-cell table:style-name="ACE-3" office:value-type="string">
            <text:p>FInteger</text:p>
          </table:table-cell>
          <table:table-cell table:style-name="ACE-8"/>
          <table:table-cell table:number-columns-repeated="252" table:style-name="ACE-0"/>
        </table:table-row>
        <table:table-row table:style-name="AROW-1">
          <table:table-cell table:number-columns-repeated="3" table:style-name="ACE-2"/>
          <table:table-cell table:style-name="ACE-9" office:value-type="string">
            <text:p>FChar</text:p>
          </table:table-cell>
          <table:table-cell table:number-columns-repeated="252" table:style-name="ACE-0"/>
        </table:table-row>
        <table:table-row table:style-name="AROW-1">
          <table:table-cell table:number-columns-repeated="3" table:style-name="ACE-2"/>
          <table:table-cell table:style-name="ACE-10" office:value-type="string">
            <text:p>FByte</text:p>
          </table:table-cell>
          <table:table-cell table:number-columns-repeated="252" table:style-name="ACE-0"/>
        </table:table-row>
        <table:table-row table:style-name="AROW-1">
          <table:table-cell table:number-columns-repeated="2" table:style-name="ACE-2"/>
          <table:table-cell table:style-name="ACE-1" office:value-type="string">
            <text:p>FFloat</text:p>
          </table:table-cell>
          <table:table-cell table:style-name="ACE-11"/>
          <table:table-cell table:number-columns-repeated="252" table:style-name="ACE-0"/>
        </table:table-row>
        <table:table-row table:style-name="AROW-1">
          <table:table-cell table:number-columns-repeated="2" table:style-name="ACE-2"/>
          <table:table-cell table:style-name="ACE-1" office:value-type="string">
            <text:p>FRational</text:p>
          </table:table-cell>
          <table:table-cell table:style-name="ACE-11"/>
          <table:table-cell table:number-columns-repeated="252" table:style-name="ACE-0"/>
        </table:table-row>
        <table:table-row table:style-name="AROW-1">
          <table:table-cell table:style-name="ACE-2"/>
          <table:table-cell table:style-name="ACE-1" office:value-type="string">
            <text:p>FComplex</text:p>
          </table:table-cell>
          <table:table-cell table:style-name="ACE-6"/>
          <table:table-cell table:style-name="ACE-11"/>
          <table:table-cell table:number-columns-repeated="252" table:style-name="ACE-0"/>
        </table:table-row>
        <table:table-row table:style-name="AROW-1">
          <table:table-cell table:style-name="ACE-3" office:value-type="string">
            <text:p>FList</text:p>
          </table:table-cell>
          <table:table-cell table:number-columns-repeated="2" table:style-name="ACE-6"/>
          <table:table-cell table:style-name="ACE-11"/>
          <table:table-cell table:number-columns-repeated="252" table:style-name="ACE-0"/>
        </table:table-row>
        <table:table-row table:style-name="AROW-1">
          <table:table-cell table:style-name="ACE-2"/>
          <table:table-cell table:style-name="ACE-1" office:value-type="string">
            <text:p>FString</text:p>
          </table:table-cell>
          <table:table-cell table:style-name="ACE-1" office:value-type="string">
            <text:p>FUnicode</text:p>
          </table:table-cell>
          <table:table-cell table:style-name="ACE-11"/>
          <table:table-cell table:number-columns-repeated="252" table:style-name="ACE-0"/>
        </table:table-row>
        <table:table-row table:style-name="AROW-1">
          <table:table-cell table:number-columns-repeated="2" table:style-name="ACE-4"/>
          <table:table-cell table:style-name="ACE-7" office:value-type="string">
            <text:p>FBytes</text:p>
          </table:table-cell>
          <table:table-cell table:style-name="ACE-8"/>
          <table:table-cell table:number-columns-repeated="252" table:style-name="ACE-0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Print_Area" table:expression="of:=#REF!" table:base-cell-address="$'Template'.$A$1"/>
          <table:named-expression table:name="Sheet_Title" table:expression="of:=&quot;Template&quot;" table:base-cell-address="$'Template'.$A$1"/>
        </table:named-expressions>
        <gnm:selections gnm:cursor-col="12" gnm:cursor-row="21">
          <gnm:selection gnm:start-col="12" gnm:start-row="21" gnm:end-col="12" gnm:end-row="21"/>
        </gnm:selections>
      </table:table>
      <table:table table:name="Concatenation" table:style-name="ta-1" table:print="true">
        <office:forms form:automatic-focus="false" form:apply-design-mode="false">
          <form:form/>
        </office:forms>
        <table:table-column table:default-cell-style-name="ACE-16" table:style-name="ACOL-0" table:number-columns-repeated="4"/>
        <table:table-column table:default-cell-style-name="ACE-16" table:style-name="ACOL-2" table:number-columns-repeated="2"/>
        <table:table-column table:default-cell-style-name="ACE-16" table:style-name="ACOL-3"/>
        <table:table-column table:default-cell-style-name="ACE-16" table:style-name="ACOL-2" table:number-columns-repeated="6"/>
        <table:table-column table:default-cell-style-name="ACE-16" table:style-name="ACOL-0" table:number-columns-repeated="243"/>
        <table:table-row table:style-name="AROW-1">
          <table:table-cell table:style-name="ACE-16" office:value-type="string">
            <text:p>a b|</text:p>
          </table:table-cell>
          <table:table-cell table:style-name="ACE-16" office:value-type="string">
            <text:p>concatenation command</text:p>
          </table:table-cell>
          <table:table-cell table:number-columns-repeated="2" table:style-name="ACE-16"/>
          <table:table-cell table:style-name="ACE-17" office:value-type="string">
            <text:p>Fnumber</text:p>
          </table:table-cell>
          <table:table-cell table:number-columns-repeated="5" table:style-name="ACE-22"/>
          <table:table-cell table:style-name="ACE-24" office:value-type="string">
            <text:p>FList</text:p>
          </table:table-cell>
          <table:table-cell table:style-name="ACE-22"/>
          <table:table-cell table:style-name="ACE-27"/>
          <table:table-cell table:number-columns-repeated="243" table:style-name="ACE-16"/>
        </table:table-row>
        <table:table-row table:style-name="AROW-1">
          <table:table-cell table:style-name="ACE-16"/>
          <table:table-cell table:style-name="ACE-16" office:value-type="string">
            <text:p>general, not exact</text:p>
          </table:table-cell>
          <table:table-cell table:style-name="ACE-16"/>
          <table:table-cell table:style-name="ACE-16" office:value-type="string">
            <text:p>b</text:p>
          </table:table-cell>
          <table:table-cell table:style-name="ACE-17" office:value-type="string">
            <text:p>FReal</text:p>
          </table:table-cell>
          <table:table-cell table:number-columns-repeated="2" table:style-name="ACE-22"/>
          <table:table-cell table:style-name="ACE-29"/>
          <table:table-cell table:style-name="ACE-25"/>
          <table:table-cell table:style-name="ACE-22" office:value-type="string">
            <text:p>FComplex</text:p>
          </table:table-cell>
          <table:table-cell table:style-name="ACE-18"/>
          <table:table-cell table:style-name="ACE-17" office:value-type="string">
            <text:p>FString</text:p>
          </table:table-cell>
          <table:table-cell table:style-name="ACE-27"/>
          <table:table-cell table:number-columns-repeated="243" table:style-name="ACE-16"/>
        </table:table-row>
        <table:table-row table:style-name="AROW-1">
          <table:table-cell table:number-columns-repeated="4" table:style-name="ACE-16"/>
          <table:table-cell table:style-name="ACE-24" office:value-type="string">
            <text:p>FInteger</text:p>
          </table:table-cell>
          <table:table-cell table:style-name="ACE-29"/>
          <table:table-cell table:style-name="ACE-25"/>
          <table:table-cell table:style-name="ACE-31" office:value-type="string">
            <text:p>FFloat</text:p>
          </table:table-cell>
          <table:table-cell table:style-name="ACE-31" office:value-type="string">
            <text:p>FRational</text:p>
          </table:table-cell>
          <table:table-cell table:style-name="ACE-16"/>
          <table:table-cell table:style-name="ACE-18"/>
          <table:table-cell table:style-name="ACE-17" office:value-type="string">
            <text:p>FUnicode</text:p>
          </table:table-cell>
          <table:table-cell table:style-name="ACE-26" office:value-type="string">
            <text:p>FBytes</text:p>
          </table:table-cell>
          <table:table-cell table:number-columns-repeated="243" table:style-name="ACE-16"/>
        </table:table-row>
        <table:table-row table:style-name="AROW-1">
          <table:table-cell table:style-name="ACE-16" office:value-type="string">
            <text:p>a</text:p>
          </table:table-cell>
          <table:table-cell table:style-name="ACE-16"/>
          <table:table-cell table:style-name="ACE-23"/>
          <table:table-cell table:style-name="ACE-16"/>
          <table:table-cell table:style-name="ACE-21"/>
          <table:table-cell table:style-name="ACE-32" office:value-type="string">
            <text:p>FChar</text:p>
          </table:table-cell>
          <table:table-cell table:style-name="ACE-32" office:value-type="string">
            <text:p>FByte</text:p>
          </table:table-cell>
          <table:table-cell table:number-columns-repeated="2" table:style-name="ACE-32"/>
          <table:table-cell table:style-name="ACE-23"/>
          <table:table-cell table:number-columns-repeated="2" table:style-name="ACE-19"/>
          <table:table-cell table:style-name="ACE-21"/>
          <table:table-cell table:number-columns-repeated="243" table:style-name="ACE-16"/>
        </table:table-row>
        <table:table-row table:style-name="AROW-1">
          <table:table-cell table:style-name="ACE-17" office:value-type="string">
            <text:p>FNumber</text:p>
          </table:table-cell>
          <table:table-cell table:style-name="ACE-17" office:value-type="string">
            <text:p>FReal</text:p>
          </table:table-cell>
          <table:table-cell table:style-name="ACE-20" office:value-type="string">
            <text:p>FInteger</text:p>
          </table:table-cell>
          <table:table-cell table:style-name="ACE-25"/>
          <table:table-cell table:style-name="ACE-16" office:value-type="string">
            <text:p>[a, b]</text:p>
          </table:table-cell>
          <table:table-cell table:style-name="ACE-28" office:value-type="string">
            <text:p>chr(a)|b</text:p>
          </table:table-cell>
          <table:table-cell table:style-name="ACE-28" office:value-type="string">
            <text:p>byte(a)|b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30" office:value-type="string">
            <text:p>[a]|b</text:p>
          </table:table-cell>
          <table:table-cell table:style-name="ACE-28" office:value-type="string">
            <text:p>chr(a)|b</text:p>
          </table:table-cell>
          <table:table-cell table:style-name="ACE-28"/>
          <table:table-cell table:number-columns-repeated="243" table:style-name="ACE-16"/>
        </table:table-row>
        <table:table-row table:style-name="AROW-1">
          <table:table-cell table:number-columns-repeated="3" table:style-name="ACE-18"/>
          <table:table-cell table:style-name="ACE-20" office:value-type="string">
            <text:p>FChar</text:p>
          </table:table-cell>
          <table:table-cell table:style-name="ACE-28" office:value-type="string">
            <text:p>a|chr(b)</text:p>
          </table:table-cell>
          <table:table-cell table:style-name="ACE-28" office:value-type="string">
            <text:p>a|b</text:p>
          </table:table-cell>
          <table:table-cell table:style-name="ACE-28" office:value-type="string">
            <text:p>a|chr(b)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30" office:value-type="string">
            <text:p>[a]|b</text:p>
          </table:table-cell>
          <table:table-cell table:style-name="ACE-28" office:value-type="string">
            <text:p>a|b</text:p>
          </table:table-cell>
          <table:table-cell table:style-name="ACE-28" office:value-type="string">
            <text:p>a.encode()|b</text:p>
          </table:table-cell>
          <table:table-cell table:number-columns-repeated="243" table:style-name="ACE-16"/>
        </table:table-row>
        <table:table-row table:style-name="AROW-1">
          <table:table-cell table:number-columns-repeated="3" table:style-name="ACE-18"/>
          <table:table-cell table:style-name="ACE-26" office:value-type="string">
            <text:p>FByte</text:p>
          </table:table-cell>
          <table:table-cell table:style-name="ACE-28" office:value-type="string">
            <text:p>a|byte(b)</text:p>
          </table:table-cell>
          <table:table-cell table:style-name="ACE-28" office:value-type="string">
            <text:p>a|b.encode()</text:p>
          </table:table-cell>
          <table:table-cell table:style-name="ACE-28" office:value-type="string">
            <text:p>a|b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30" office:value-type="string">
            <text:p>[a]|b</text:p>
          </table:table-cell>
          <table:table-cell table:style-name="ACE-28" office:value-type="string">
            <text:p>a|b.encode()</text:p>
          </table:table-cell>
          <table:table-cell table:style-name="ACE-28" office:value-type="string">
            <text:p>a|b</text:p>
          </table:table-cell>
          <table:table-cell table:number-columns-repeated="243" table:style-name="ACE-16"/>
        </table:table-row>
        <table:table-row table:style-name="AROW-1">
          <table:table-cell table:number-columns-repeated="2" table:style-name="ACE-18"/>
          <table:table-cell table:style-name="ACE-17" office:value-type="string">
            <text:p>FFloat</text:p>
          </table:table-cell>
          <table:table-cell table:style-name="ACE-27"/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30" office:value-type="string">
            <text:p>[a]|b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number-columns-repeated="243" table:style-name="ACE-16"/>
        </table:table-row>
        <table:table-row table:style-name="AROW-1">
          <table:table-cell table:number-columns-repeated="2" table:style-name="ACE-18"/>
          <table:table-cell table:style-name="ACE-17" office:value-type="string">
            <text:p>FRational</text:p>
          </table:table-cell>
          <table:table-cell table:style-name="ACE-27"/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30" office:value-type="string">
            <text:p>[a]|b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number-columns-repeated="243" table:style-name="ACE-16"/>
        </table:table-row>
        <table:table-row table:style-name="AROW-1">
          <table:table-cell table:style-name="ACE-19"/>
          <table:table-cell table:style-name="ACE-17" office:value-type="string">
            <text:p>FComplex</text:p>
          </table:table-cell>
          <table:table-cell table:style-name="ACE-22"/>
          <table:table-cell table:style-name="ACE-27"/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30" office:value-type="string">
            <text:p>[a]|b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number-columns-repeated="243" table:style-name="ACE-16"/>
        </table:table-row>
        <table:table-row table:style-name="AROW-1">
          <table:table-cell table:style-name="ACE-20" office:value-type="string">
            <text:p>FList</text:p>
          </table:table-cell>
          <table:table-cell table:number-columns-repeated="2" table:style-name="ACE-22"/>
          <table:table-cell table:style-name="ACE-27"/>
          <table:table-cell table:style-name="ACE-30" office:value-type="string">
            <text:p>a|[b]</text:p>
          </table:table-cell>
          <table:table-cell table:style-name="ACE-30" office:value-type="string">
            <text:p>a|[b]</text:p>
          </table:table-cell>
          <table:table-cell table:style-name="ACE-30" office:value-type="string">
            <text:p>a|[b]</text:p>
          </table:table-cell>
          <table:table-cell table:style-name="ACE-30" office:value-type="string">
            <text:p>a|[b]</text:p>
          </table:table-cell>
          <table:table-cell table:style-name="ACE-30" office:value-type="string">
            <text:p>a|[b]</text:p>
          </table:table-cell>
          <table:table-cell table:style-name="ACE-30" office:value-type="string">
            <text:p>a|[b]</text:p>
          </table:table-cell>
          <table:table-cell table:style-name="ACE-28" office:value-type="string">
            <text:p>a|b</text:p>
          </table:table-cell>
          <table:table-cell table:style-name="ACE-30" office:value-type="string">
            <text:p>a|[b]</text:p>
          </table:table-cell>
          <table:table-cell table:style-name="ACE-30" office:value-type="string">
            <text:p>a|[b]</text:p>
          </table:table-cell>
          <table:table-cell table:number-columns-repeated="243" table:style-name="ACE-16"/>
        </table:table-row>
        <table:table-row table:style-name="AROW-1">
          <table:table-cell table:style-name="ACE-18"/>
          <table:table-cell table:style-name="ACE-17" office:value-type="string">
            <text:p>FString</text:p>
          </table:table-cell>
          <table:table-cell table:style-name="ACE-17" office:value-type="string">
            <text:p>FUnicode</text:p>
          </table:table-cell>
          <table:table-cell table:style-name="ACE-27"/>
          <table:table-cell table:style-name="ACE-28" office:value-type="string">
            <text:p>a|chr(b)</text:p>
          </table:table-cell>
          <table:table-cell table:style-name="ACE-28" office:value-type="string">
            <text:p>a|b</text:p>
          </table:table-cell>
          <table:table-cell table:style-name="ACE-28" office:value-type="string">
            <text:p>a|chr(b)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30" office:value-type="string">
            <text:p>[a]|b</text:p>
          </table:table-cell>
          <table:table-cell table:style-name="ACE-28" office:value-type="string">
            <text:p>a|b</text:p>
          </table:table-cell>
          <table:table-cell table:style-name="ACE-28" office:value-type="string">
            <text:p>a.encode()|b</text:p>
          </table:table-cell>
          <table:table-cell table:number-columns-repeated="243" table:style-name="ACE-16"/>
        </table:table-row>
        <table:table-row table:style-name="AROW-1">
          <table:table-cell table:number-columns-repeated="2" table:style-name="ACE-19"/>
          <table:table-cell table:style-name="ACE-24" office:value-type="string">
            <text:p>FBytes</text:p>
          </table:table-cell>
          <table:table-cell table:style-name="ACE-25"/>
          <table:table-cell table:style-name="ACE-28" office:value-type="string">
            <text:p>a|byte(b)</text:p>
          </table:table-cell>
          <table:table-cell table:style-name="ACE-28" office:value-type="string">
            <text:p>a|b.encode()</text:p>
          </table:table-cell>
          <table:table-cell table:style-name="ACE-28" office:value-type="string">
            <text:p>a|b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16" office:value-type="string">
            <text:p>[a, b]</text:p>
          </table:table-cell>
          <table:table-cell table:style-name="ACE-30" office:value-type="string">
            <text:p>[a]|b</text:p>
          </table:table-cell>
          <table:table-cell table:style-name="ACE-28" office:value-type="string">
            <text:p>a|b.encode()</text:p>
          </table:table-cell>
          <table:table-cell table:style-name="ACE-28" office:value-type="string">
            <text:p>a|b</text:p>
          </table:table-cell>
          <table:table-cell table:number-columns-repeated="243" table:style-name="ACE-16"/>
        </table:table-row>
        <table:table-row table:style-name="AROW-1" table:number-rows-repeated="2">
          <table:table-cell table:number-columns-repeated="256"/>
        </table:table-row>
        <table:table-row table:style-name="AROW-0">
          <table:table-cell table:style-name="ACE-16" office:value-type="string">
            <text:p>blank=Error</text:p>
          </table:table-cell>
          <table:table-cell table:number-columns-repeated="255" table:style-name="ACE-16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Print_Area" table:expression="of:=#REF!" table:base-cell-address="$'Concatenation'.$A$1"/>
          <table:named-expression table:name="Sheet_Title" table:expression="of:=&quot;Concatenation&quot;" table:base-cell-address="$'Concatenation'.$A$1"/>
        </table:named-expressions>
        <gnm:selections gnm:cursor-col="11" gnm:cursor-row="20">
          <gnm:selection gnm:start-col="11" gnm:start-row="20" gnm:end-col="11" gnm:end-row="20"/>
        </gnm:selections>
      </table:table>
      <table:table table:name="Basic Addition" table:style-name="ta-2" table:print="true">
        <office:forms form:automatic-focus="false" form:apply-design-mode="false">
          <form:form/>
        </office:forms>
        <table:table-column table:default-cell-style-name="ACE-33" table:style-name="ACOL-0" table:number-columns-repeated="4"/>
        <table:table-column table:default-cell-style-name="ACE-33" table:style-name="ACOL-4"/>
        <table:table-column table:default-cell-style-name="ACE-33" table:style-name="ACOL-2"/>
        <table:table-column table:default-cell-style-name="ACE-33" table:style-name="ACOL-3"/>
        <table:table-column table:default-cell-style-name="ACE-33" table:style-name="ACOL-2" table:number-columns-repeated="6"/>
        <table:table-column table:default-cell-style-name="ACE-33" table:style-name="ACOL-0" table:number-columns-repeated="243"/>
        <table:table-row table:style-name="AROW-1">
          <table:table-cell table:style-name="ACE-33" office:value-type="string">
            <text:p>a b+</text:p>
          </table:table-cell>
          <table:table-cell table:style-name="ACE-33" office:value-type="string">
            <text:p>basic addition command</text:p>
          </table:table-cell>
          <table:table-cell table:number-columns-repeated="2" table:style-name="ACE-33"/>
          <table:table-cell table:style-name="ACE-34" office:value-type="string">
            <text:p>Fnumber</text:p>
          </table:table-cell>
          <table:table-cell table:number-columns-repeated="5" table:style-name="ACE-39"/>
          <table:table-cell table:style-name="ACE-41" office:value-type="string">
            <text:p>FList</text:p>
          </table:table-cell>
          <table:table-cell table:style-name="ACE-39"/>
          <table:table-cell table:style-name="ACE-44"/>
          <table:table-cell table:number-columns-repeated="243" table:style-name="ACE-33"/>
        </table:table-row>
        <table:table-row table:style-name="AROW-1">
          <table:table-cell table:style-name="ACE-33"/>
          <table:table-cell table:style-name="ACE-33" office:value-type="string">
            <text:p>general, not exact</text:p>
          </table:table-cell>
          <table:table-cell table:style-name="ACE-33"/>
          <table:table-cell table:style-name="ACE-33" office:value-type="string">
            <text:p>b</text:p>
          </table:table-cell>
          <table:table-cell table:style-name="ACE-34" office:value-type="string">
            <text:p>FReal</text:p>
          </table:table-cell>
          <table:table-cell table:number-columns-repeated="2" table:style-name="ACE-39"/>
          <table:table-cell table:style-name="ACE-45"/>
          <table:table-cell table:style-name="ACE-42"/>
          <table:table-cell table:style-name="ACE-39" office:value-type="string">
            <text:p>FComplex</text:p>
          </table:table-cell>
          <table:table-cell table:style-name="ACE-35"/>
          <table:table-cell table:style-name="ACE-34" office:value-type="string">
            <text:p>FString</text:p>
          </table:table-cell>
          <table:table-cell table:style-name="ACE-44"/>
          <table:table-cell table:number-columns-repeated="243" table:style-name="ACE-33"/>
        </table:table-row>
        <table:table-row table:style-name="AROW-1">
          <table:table-cell table:number-columns-repeated="4" table:style-name="ACE-33"/>
          <table:table-cell table:style-name="ACE-41" office:value-type="string">
            <text:p>FInteger</text:p>
          </table:table-cell>
          <table:table-cell table:style-name="ACE-45"/>
          <table:table-cell table:style-name="ACE-42"/>
          <table:table-cell table:style-name="ACE-46" office:value-type="string">
            <text:p>FFloat</text:p>
          </table:table-cell>
          <table:table-cell table:style-name="ACE-46" office:value-type="string">
            <text:p>FRational</text:p>
          </table:table-cell>
          <table:table-cell table:style-name="ACE-33"/>
          <table:table-cell table:style-name="ACE-35"/>
          <table:table-cell table:style-name="ACE-34" office:value-type="string">
            <text:p>FUnicode</text:p>
          </table:table-cell>
          <table:table-cell table:style-name="ACE-43" office:value-type="string">
            <text:p>FBytes</text:p>
          </table:table-cell>
          <table:table-cell table:number-columns-repeated="243" table:style-name="ACE-33"/>
        </table:table-row>
        <table:table-row table:style-name="AROW-1">
          <table:table-cell table:style-name="ACE-33" office:value-type="string">
            <text:p>a</text:p>
          </table:table-cell>
          <table:table-cell table:style-name="ACE-33"/>
          <table:table-cell table:style-name="ACE-40"/>
          <table:table-cell table:style-name="ACE-33"/>
          <table:table-cell table:style-name="ACE-38"/>
          <table:table-cell table:style-name="ACE-47" office:value-type="string">
            <text:p>FChar</text:p>
          </table:table-cell>
          <table:table-cell table:style-name="ACE-47" office:value-type="string">
            <text:p>FByte</text:p>
          </table:table-cell>
          <table:table-cell table:number-columns-repeated="2" table:style-name="ACE-47"/>
          <table:table-cell table:style-name="ACE-40"/>
          <table:table-cell table:number-columns-repeated="2" table:style-name="ACE-36"/>
          <table:table-cell table:style-name="ACE-38"/>
          <table:table-cell table:number-columns-repeated="243" table:style-name="ACE-33"/>
        </table:table-row>
        <table:table-row table:style-name="AROW-1">
          <table:table-cell table:style-name="ACE-34" office:value-type="string">
            <text:p>FNumber</text:p>
          </table:table-cell>
          <table:table-cell table:style-name="ACE-34" office:value-type="string">
            <text:p>FReal</text:p>
          </table:table-cell>
          <table:table-cell table:style-name="ACE-37" office:value-type="string">
            <text:p>FInteger</text:p>
          </table:table-cell>
          <table:table-cell table:style-name="ACE-42"/>
          <table:table-cell table:style-name="ACE-33" office:value-type="string">
            <text:p>FInteger</text:p>
          </table:table-cell>
          <table:table-cell table:style-name="ACE-33" office:value-type="string">
            <text:p>X</text:p>
          </table:table-cell>
          <table:table-cell table:style-name="ACE-33" office:value-type="string">
            <text:p>X</text:p>
          </table:table-cell>
          <table:table-cell table:style-name="ACE-33" office:value-type="string">
            <text:p>X</text:p>
          </table:table-cell>
          <table:table-cell table:style-name="ACE-33" office:value-type="string">
            <text:p>X</text:p>
          </table:table-cell>
          <table:table-cell table:style-name="ACE-33" office:value-type="string">
            <text:p>X</text:p>
          </table:table-cell>
          <table:table-cell table:number-columns-repeated="246" table:style-name="ACE-33"/>
        </table:table-row>
        <table:table-row table:style-name="AROW-1">
          <table:table-cell table:number-columns-repeated="3" table:style-name="ACE-35"/>
          <table:table-cell table:style-name="ACE-37" office:value-type="string">
            <text:p>FChar</text:p>
          </table:table-cell>
          <table:table-cell table:style-name="ACE-33" office:value-type="string">
            <text:p>FChar</text:p>
          </table:table-cell>
          <table:table-cell table:number-columns-repeated="251" table:style-name="ACE-33"/>
        </table:table-row>
        <table:table-row table:style-name="AROW-1">
          <table:table-cell table:number-columns-repeated="3" table:style-name="ACE-35"/>
          <table:table-cell table:style-name="ACE-43" office:value-type="string">
            <text:p>FByte</text:p>
          </table:table-cell>
          <table:table-cell table:style-name="ACE-33" office:value-type="string">
            <text:p>FBytes</text:p>
          </table:table-cell>
          <table:table-cell table:number-columns-repeated="251" table:style-name="ACE-33"/>
        </table:table-row>
        <table:table-row table:style-name="AROW-1">
          <table:table-cell table:number-columns-repeated="2" table:style-name="ACE-35"/>
          <table:table-cell table:style-name="ACE-34" office:value-type="string">
            <text:p>FFloat</text:p>
          </table:table-cell>
          <table:table-cell table:style-name="ACE-44"/>
          <table:table-cell table:style-name="ACE-33" office:value-type="string">
            <text:p>FFloat</text:p>
          </table:table-cell>
          <table:table-cell table:number-columns-repeated="2" table:style-name="ACE-33"/>
          <table:table-cell table:style-name="ACE-33" office:value-type="string">
            <text:p>FFloat</text:p>
          </table:table-cell>
          <table:table-cell table:style-name="ACE-33" office:value-type="string">
            <text:p>X</text:p>
          </table:table-cell>
          <table:table-cell table:style-name="ACE-33" office:value-type="string">
            <text:p>X</text:p>
          </table:table-cell>
          <table:table-cell table:number-columns-repeated="246" table:style-name="ACE-33"/>
        </table:table-row>
        <table:table-row table:style-name="AROW-1">
          <table:table-cell table:number-columns-repeated="2" table:style-name="ACE-35"/>
          <table:table-cell table:style-name="ACE-34" office:value-type="string">
            <text:p>FRational</text:p>
          </table:table-cell>
          <table:table-cell table:style-name="ACE-44"/>
          <table:table-cell table:style-name="ACE-33" office:value-type="string">
            <text:p>FRational</text:p>
          </table:table-cell>
          <table:table-cell table:number-columns-repeated="2" table:style-name="ACE-33"/>
          <table:table-cell table:style-name="ACE-33" office:value-type="string">
            <text:p>FFloat</text:p>
          </table:table-cell>
          <table:table-cell table:style-name="ACE-46" office:value-type="string">
            <text:p>FRational</text:p>
          </table:table-cell>
          <table:table-cell table:style-name="ACE-33" office:value-type="string">
            <text:p>X</text:p>
          </table:table-cell>
          <table:table-cell table:number-columns-repeated="246" table:style-name="ACE-33"/>
        </table:table-row>
        <table:table-row table:style-name="AROW-1">
          <table:table-cell table:style-name="ACE-36"/>
          <table:table-cell table:style-name="ACE-34" office:value-type="string">
            <text:p>FComplex</text:p>
          </table:table-cell>
          <table:table-cell table:style-name="ACE-39"/>
          <table:table-cell table:style-name="ACE-44"/>
          <table:table-cell table:style-name="ACE-33" office:value-type="string">
            <text:p>FComplex</text:p>
          </table:table-cell>
          <table:table-cell table:number-columns-repeated="2" table:style-name="ACE-33"/>
          <table:table-cell table:style-name="ACE-33" office:value-type="string">
            <text:p>FComplex</text:p>
          </table:table-cell>
          <table:table-cell table:style-name="ACE-33" office:value-type="string">
            <text:p>FComplex</text:p>
          </table:table-cell>
          <table:table-cell table:style-name="ACE-33" office:value-type="string">
            <text:p>FComplex</text:p>
          </table:table-cell>
          <table:table-cell table:number-columns-repeated="246" table:style-name="ACE-33"/>
        </table:table-row>
        <table:table-row table:style-name="AROW-1">
          <table:table-cell table:style-name="ACE-37" office:value-type="string">
            <text:p>FList</text:p>
          </table:table-cell>
          <table:table-cell table:number-columns-repeated="2" table:style-name="ACE-39"/>
          <table:table-cell table:style-name="ACE-44"/>
          <table:table-cell table:style-name="ACE-33" office:value-type="string">
            <text:p>[A+b for A in a]</text:p>
          </table:table-cell>
          <table:table-cell table:number-columns-repeated="2" table:style-name="ACE-33"/>
          <table:table-cell table:style-name="ACE-33" office:value-type="string">
            <text:p>[A+b for A in a]</text:p>
          </table:table-cell>
          <table:table-cell table:style-name="ACE-33" office:value-type="string">
            <text:p>[A+b for A in a]</text:p>
          </table:table-cell>
          <table:table-cell table:style-name="ACE-33" office:value-type="string">
            <text:p>[A+b for A in a]</text:p>
          </table:table-cell>
          <table:table-cell table:style-name="ACE-33" office:value-type="string">
            <text:p>[A+B for A,B in zip(a,b, longest=True)]</text:p>
          </table:table-cell>
          <table:table-cell table:number-columns-repeated="245" table:style-name="ACE-33"/>
        </table:table-row>
        <table:table-row table:style-name="AROW-1">
          <table:table-cell table:style-name="ACE-35"/>
          <table:table-cell table:style-name="ACE-34" office:value-type="string">
            <text:p>FString</text:p>
          </table:table-cell>
          <table:table-cell table:style-name="ACE-34" office:value-type="string">
            <text:p>FUnicode</text:p>
          </table:table-cell>
          <table:table-cell table:style-name="ACE-44"/>
          <table:table-cell table:style-name="ACE-33" office:value-type="string">
            <text:p>"A+b for A in a"</text:p>
          </table:table-cell>
          <table:table-cell table:number-columns-repeated="251" table:style-name="ACE-33"/>
        </table:table-row>
        <table:table-row table:style-name="AROW-1">
          <table:table-cell table:number-columns-repeated="2" table:style-name="ACE-36"/>
          <table:table-cell table:style-name="ACE-41" office:value-type="string">
            <text:p>FBytes</text:p>
          </table:table-cell>
          <table:table-cell table:style-name="ACE-42"/>
          <table:table-cell table:style-name="ACE-33" office:value-type="string">
            <text:p>b"A+b for A in a"</text:p>
          </table:table-cell>
          <table:table-cell table:number-columns-repeated="251" table:style-name="ACE-33"/>
        </table:table-row>
        <table:table-row table:style-name="AROW-1">
          <table:table-cell table:number-columns-repeated="256"/>
        </table:table-row>
        <table:table-row table:style-name="AROW-1">
          <table:table-cell table:style-name="ACE-33" office:value-type="string">
            <text:p>X=commutative pair</text:p>
          </table:table-cell>
          <table:table-cell table:number-columns-repeated="255" table:style-name="ACE-33"/>
        </table:table-row>
        <table:table-row table:style-name="AROW-0">
          <table:table-cell table:style-name="ACE-33" office:value-type="string">
            <text:p>blank=Error</text:p>
          </table:table-cell>
          <table:table-cell table:number-columns-repeated="255" table:style-name="ACE-33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Print_Area" table:expression="of:=#REF!" table:base-cell-address="$'Basic Addition'.$A$1"/>
          <table:named-expression table:name="Sheet_Title" table:expression="of:=&quot;Basic Addition&quot;" table:base-cell-address="$'Basic Addition'.$A$1"/>
        </table:named-expressions>
        <gnm:selections gnm:cursor-col="3" gnm:cursor-row="22">
          <gnm:selection gnm:start-col="3" gnm:start-row="22" gnm:end-col="3" gnm:end-row="22"/>
        </gnm:selections>
      </table:table>
      <table:table table:name="Vectorized Addition" table:style-name="ta-3" table:print="true">
        <office:forms form:automatic-focus="false" form:apply-design-mode="false">
          <form:form/>
        </office:forms>
        <table:table-column table:default-cell-style-name="ACE-48" table:style-name="ACOL-0" table:number-columns-repeated="4"/>
        <table:table-column table:default-cell-style-name="ACE-48" table:style-name="ACOL-5"/>
        <table:table-column table:default-cell-style-name="ACE-48" table:style-name="ACOL-6"/>
        <table:table-column table:default-cell-style-name="ACE-48" table:style-name="ACOL-3"/>
        <table:table-column table:default-cell-style-name="ACE-48" table:style-name="ACOL-2" table:number-columns-repeated="6"/>
        <table:table-column table:default-cell-style-name="ACE-48" table:style-name="ACOL-0" table:number-columns-repeated="243"/>
        <table:table-row table:style-name="AROW-1">
          <table:table-cell table:style-name="ACE-48" office:value-type="string">
            <text:p>a b V+</text:p>
          </table:table-cell>
          <table:table-cell table:style-name="ACE-54" office:value-type="string">
            <text:p>vectorized command prefix</text:p>
          </table:table-cell>
          <table:table-cell table:number-columns-repeated="2" table:style-name="ACE-54"/>
          <table:table-cell table:style-name="ACE-49" office:value-type="string">
            <text:p>Fnumber</text:p>
          </table:table-cell>
          <table:table-cell table:number-columns-repeated="5" table:style-name="ACE-55"/>
          <table:table-cell table:style-name="ACE-57" office:value-type="string">
            <text:p>FList</text:p>
          </table:table-cell>
          <table:table-cell table:style-name="ACE-55"/>
          <table:table-cell table:style-name="ACE-60"/>
          <table:table-cell table:number-columns-repeated="243" table:style-name="ACE-48"/>
        </table:table-row>
        <table:table-row table:style-name="AROW-1">
          <table:table-cell table:style-name="ACE-48"/>
          <table:table-cell table:style-name="ACE-48" office:value-type="string">
            <text:p>general, not exact</text:p>
          </table:table-cell>
          <table:table-cell table:style-name="ACE-48"/>
          <table:table-cell table:style-name="ACE-48" office:value-type="string">
            <text:p>b</text:p>
          </table:table-cell>
          <table:table-cell table:style-name="ACE-49" office:value-type="string">
            <text:p>FReal</text:p>
          </table:table-cell>
          <table:table-cell table:number-columns-repeated="2" table:style-name="ACE-55"/>
          <table:table-cell table:style-name="ACE-61"/>
          <table:table-cell table:style-name="ACE-58"/>
          <table:table-cell table:style-name="ACE-55" office:value-type="string">
            <text:p>FComplex</text:p>
          </table:table-cell>
          <table:table-cell table:style-name="ACE-50"/>
          <table:table-cell table:style-name="ACE-49" office:value-type="string">
            <text:p>FString</text:p>
          </table:table-cell>
          <table:table-cell table:style-name="ACE-60"/>
          <table:table-cell table:number-columns-repeated="243" table:style-name="ACE-48"/>
        </table:table-row>
        <table:table-row table:style-name="AROW-1">
          <table:table-cell table:number-columns-repeated="4" table:style-name="ACE-48"/>
          <table:table-cell table:style-name="ACE-57" office:value-type="string">
            <text:p>FInteger</text:p>
          </table:table-cell>
          <table:table-cell table:style-name="ACE-61"/>
          <table:table-cell table:style-name="ACE-58"/>
          <table:table-cell table:style-name="ACE-62" office:value-type="string">
            <text:p>FFloat</text:p>
          </table:table-cell>
          <table:table-cell table:style-name="ACE-62" office:value-type="string">
            <text:p>FRational</text:p>
          </table:table-cell>
          <table:table-cell table:style-name="ACE-48"/>
          <table:table-cell table:style-name="ACE-50"/>
          <table:table-cell table:style-name="ACE-49" office:value-type="string">
            <text:p>FUnicode</text:p>
          </table:table-cell>
          <table:table-cell table:style-name="ACE-59" office:value-type="string">
            <text:p>FBytes</text:p>
          </table:table-cell>
          <table:table-cell table:number-columns-repeated="243" table:style-name="ACE-48"/>
        </table:table-row>
        <table:table-row table:style-name="AROW-1">
          <table:table-cell table:style-name="ACE-48" office:value-type="string">
            <text:p>a</text:p>
          </table:table-cell>
          <table:table-cell table:style-name="ACE-48"/>
          <table:table-cell table:style-name="ACE-56"/>
          <table:table-cell table:style-name="ACE-48"/>
          <table:table-cell table:style-name="ACE-53"/>
          <table:table-cell table:style-name="ACE-63" office:value-type="string">
            <text:p>FChar</text:p>
          </table:table-cell>
          <table:table-cell table:style-name="ACE-63" office:value-type="string">
            <text:p>FByte</text:p>
          </table:table-cell>
          <table:table-cell table:number-columns-repeated="2" table:style-name="ACE-63"/>
          <table:table-cell table:style-name="ACE-56"/>
          <table:table-cell table:number-columns-repeated="2" table:style-name="ACE-51"/>
          <table:table-cell table:style-name="ACE-53"/>
          <table:table-cell table:number-columns-repeated="243" table:style-name="ACE-48"/>
        </table:table-row>
        <table:table-row table:style-name="AROW-1">
          <table:table-cell table:style-name="ACE-49" office:value-type="string">
            <text:p>FNumber</text:p>
          </table:table-cell>
          <table:table-cell table:style-name="ACE-49" office:value-type="string">
            <text:p>FReal</text:p>
          </table:table-cell>
          <table:table-cell table:style-name="ACE-52" office:value-type="string">
            <text:p>FInteger</text:p>
          </table:table-cell>
          <table:table-cell table:style-name="ACE-58"/>
          <table:table-cell table:number-columns-repeated="252" table:style-name="ACE-48"/>
        </table:table-row>
        <table:table-row table:style-name="AROW-1">
          <table:table-cell table:number-columns-repeated="3" table:style-name="ACE-50"/>
          <table:table-cell table:style-name="ACE-52" office:value-type="string">
            <text:p>FChar</text:p>
          </table:table-cell>
          <table:table-cell table:number-columns-repeated="252" table:style-name="ACE-48"/>
        </table:table-row>
        <table:table-row table:style-name="AROW-1">
          <table:table-cell table:number-columns-repeated="3" table:style-name="ACE-50"/>
          <table:table-cell table:style-name="ACE-59" office:value-type="string">
            <text:p>FByte</text:p>
          </table:table-cell>
          <table:table-cell table:number-columns-repeated="252" table:style-name="ACE-48"/>
        </table:table-row>
        <table:table-row table:style-name="AROW-1">
          <table:table-cell table:number-columns-repeated="2" table:style-name="ACE-50"/>
          <table:table-cell table:style-name="ACE-49" office:value-type="string">
            <text:p>FFloat</text:p>
          </table:table-cell>
          <table:table-cell table:style-name="ACE-60"/>
          <table:table-cell table:number-columns-repeated="252" table:style-name="ACE-48"/>
        </table:table-row>
        <table:table-row table:style-name="AROW-1">
          <table:table-cell table:number-columns-repeated="2" table:style-name="ACE-50"/>
          <table:table-cell table:style-name="ACE-49" office:value-type="string">
            <text:p>FRational</text:p>
          </table:table-cell>
          <table:table-cell table:style-name="ACE-60"/>
          <table:table-cell table:number-columns-repeated="252" table:style-name="ACE-48"/>
        </table:table-row>
        <table:table-row table:style-name="AROW-1">
          <table:table-cell table:style-name="ACE-51"/>
          <table:table-cell table:style-name="ACE-49" office:value-type="string">
            <text:p>FComplex</text:p>
          </table:table-cell>
          <table:table-cell table:style-name="ACE-55"/>
          <table:table-cell table:style-name="ACE-60"/>
          <table:table-cell table:number-columns-repeated="252" table:style-name="ACE-48"/>
        </table:table-row>
        <table:table-row table:style-name="AROW-1">
          <table:table-cell table:style-name="ACE-52" office:value-type="string">
            <text:p>FList</text:p>
          </table:table-cell>
          <table:table-cell table:number-columns-repeated="2" table:style-name="ACE-55"/>
          <table:table-cell table:style-name="ACE-60"/>
          <table:table-cell table:style-name="ACE-48" office:value-type="string">
            <text:p>[A+b for A in a]</text:p>
          </table:table-cell>
          <table:table-cell table:style-name="ACE-48" office:value-type="string">
            <text:p>[A+b for A in a]</text:p>
          </table:table-cell>
          <table:table-cell table:style-name="ACE-48" office:value-type="string">
            <text:p>[A+b for A in a]</text:p>
          </table:table-cell>
          <table:table-cell table:number-columns-repeated="249" table:style-name="ACE-48"/>
        </table:table-row>
        <table:table-row table:style-name="AROW-1">
          <table:table-cell table:style-name="ACE-50"/>
          <table:table-cell table:style-name="ACE-49" office:value-type="string">
            <text:p>FString</text:p>
          </table:table-cell>
          <table:table-cell table:style-name="ACE-49" office:value-type="string">
            <text:p>FUnicode</text:p>
          </table:table-cell>
          <table:table-cell table:style-name="ACE-60"/>
          <table:table-cell table:style-name="ACE-48" office:value-type="string">
            <text:p>[chr(A+b) for A in a]</text:p>
          </table:table-cell>
          <table:table-cell table:number-columns-repeated="251" table:style-name="ACE-48"/>
        </table:table-row>
        <table:table-row table:style-name="AROW-1">
          <table:table-cell table:number-columns-repeated="2" table:style-name="ACE-51"/>
          <table:table-cell table:style-name="ACE-57" office:value-type="string">
            <text:p>FBytes</text:p>
          </table:table-cell>
          <table:table-cell table:style-name="ACE-58"/>
          <table:table-cell table:style-name="ACE-48" office:value-type="string">
            <text:p>[byte(A+b) for A in a]</text:p>
          </table:table-cell>
          <table:table-cell table:number-columns-repeated="251" table:style-name="ACE-48"/>
        </table:table-row>
        <table:table-row table:style-name="AROW-1">
          <table:table-cell table:number-columns-repeated="256"/>
        </table:table-row>
        <table:table-row table:style-name="AROW-1">
          <table:table-cell table:style-name="ACE-48" office:value-type="string">
            <text:p>X=commutative pair</text:p>
          </table:table-cell>
          <table:table-cell table:style-name="ACE-48"/>
          <table:table-cell table:number-columns-repeated="2" table:style-name="ACE-54"/>
          <table:table-cell table:style-name="ACE-54" office:value-type="string">
            <text:p>b</text:p>
          </table:table-cell>
          <table:table-cell table:style-name="ACE-54"/>
          <table:table-cell table:number-columns-repeated="250" table:style-name="ACE-48"/>
        </table:table-row>
        <table:table-row table:style-name="AROW-1">
          <table:table-cell table:style-name="ACE-48" office:value-type="string">
            <text:p>blank=Error</text:p>
          </table:table-cell>
          <table:table-cell table:style-name="ACE-48"/>
          <table:table-cell table:number-columns-repeated="2" table:style-name="ACE-54"/>
          <table:table-cell table:style-name="ACE-54" office:value-type="string">
            <text:p>Non-iterable</text:p>
          </table:table-cell>
          <table:table-cell table:style-name="ACE-54" office:value-type="string">
            <text:p>Iterable</text:p>
          </table:table-cell>
          <table:table-cell table:number-columns-repeated="250" table:style-name="ACE-48"/>
        </table:table-row>
        <table:table-row table:style-name="AROW-1">
          <table:table-cell table:number-columns-repeated="2" table:style-name="ACE-48"/>
          <table:table-cell table:style-name="ACE-54" office:value-type="string">
            <text:p>a</text:p>
          </table:table-cell>
          <table:table-cell table:style-name="ACE-54" office:value-type="string">
            <text:p>Non-iterable</text:p>
          </table:table-cell>
          <table:table-cell table:style-name="ACE-54" office:value-type="string">
            <text:p>same as basic addition</text:p>
          </table:table-cell>
          <table:table-cell table:style-name="ACE-54" office:value-type="string">
            <text:p>[a+B for B in b]</text:p>
          </table:table-cell>
          <table:table-cell table:number-columns-repeated="250" table:style-name="ACE-48"/>
        </table:table-row>
        <table:table-row table:style-name="AROW-1">
          <table:table-cell table:number-columns-repeated="2" table:style-name="ACE-48"/>
          <table:table-cell table:style-name="ACE-54"/>
          <table:table-cell table:style-name="ACE-54" office:value-type="string">
            <text:p>Iterable</text:p>
          </table:table-cell>
          <table:table-cell table:style-name="ACE-54" office:value-type="string">
            <text:p>[A+b for A in a]</text:p>
          </table:table-cell>
          <table:table-cell table:style-name="ACE-54" office:value-type="string">
            <text:p>[[A+B for A in a] for B in b]</text:p>
          </table:table-cell>
          <table:table-cell table:number-columns-repeated="250" table:style-name="ACE-48"/>
        </table:table-row>
        <table:table-row table:style-name="AROW-1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number-columns-repeated="3" table:style-name="ACE-48"/>
          <table:table-cell table:style-name="ACE-48" office:value-type="string">
            <text:p>lowercase v: single-depth vectorized (can be chained)</text:p>
          </table:table-cell>
          <table:table-cell table:number-columns-repeated="252" table:style-name="ACE-48"/>
        </table:table-row>
        <table:table-row table:style-name="AROW-0">
          <table:table-cell table:number-columns-repeated="3" table:style-name="ACE-48"/>
          <table:table-cell table:style-name="ACE-48" office:value-type="string">
            <text:p>uppercase V: all-depth vectorized</text:p>
          </table:table-cell>
          <table:table-cell table:number-columns-repeated="252" table:style-name="ACE-48"/>
        </table:table-row>
        <table:table-row table:style-name="AROW-0" table:number-rows-repeated="65513">
          <table:table-cell table:number-columns-repeated="256"/>
        </table:table-row>
        <table:named-expressions>
          <table:named-expression table:name="Print_Area" table:expression="of:=#REF!" table:base-cell-address="$'Vectorized Addition'.$A$1"/>
          <table:named-expression table:name="Sheet_Title" table:expression="of:=&quot;Vectorized Addition&quot;" table:base-cell-address="$'Vectorized Addition'.$A$1"/>
        </table:named-expressions>
        <gnm:selections gnm:cursor-col="7" gnm:cursor-row="25">
          <gnm:selection gnm:start-col="7" gnm:start-row="25" gnm:end-col="7" gnm:end-row="25"/>
        </gnm:selections>
      </table:table>
      <table:table table:name="Comparison" table:style-name="ta-4" table:print="true">
        <office:forms form:automatic-focus="false" form:apply-design-mode="false">
          <form:form/>
        </office:forms>
        <table:table-column table:default-cell-style-name="ACE-64" table:style-name="ACOL-0" table:number-columns-repeated="4"/>
        <table:table-column table:default-cell-style-name="ACE-64" table:style-name="ACOL-7"/>
        <table:table-column table:default-cell-style-name="ACE-64" table:style-name="ACOL-8"/>
        <table:table-column table:default-cell-style-name="ACE-64" table:style-name="ACOL-9"/>
        <table:table-column table:default-cell-style-name="ACE-64" table:style-name="ACOL-2" table:number-columns-repeated="6"/>
        <table:table-column table:default-cell-style-name="ACE-64" table:style-name="ACOL-0" table:number-columns-repeated="243"/>
        <table:table-row table:style-name="AROW-1">
          <table:table-cell table:style-name="ACE-64" office:value-type="string">
            <text:p>a b V+</text:p>
          </table:table-cell>
          <table:table-cell table:style-name="ACE-70" office:value-type="string">
            <text:p>Comparison</text:p>
          </table:table-cell>
          <table:table-cell table:number-columns-repeated="2" table:style-name="ACE-70"/>
          <table:table-cell table:style-name="ACE-65" office:value-type="string">
            <text:p>Fnumber</text:p>
          </table:table-cell>
          <table:table-cell table:number-columns-repeated="5" table:style-name="ACE-71"/>
          <table:table-cell table:style-name="ACE-73" office:value-type="string">
            <text:p>FList</text:p>
          </table:table-cell>
          <table:table-cell table:style-name="ACE-71"/>
          <table:table-cell table:style-name="ACE-77"/>
          <table:table-cell table:number-columns-repeated="243" table:style-name="ACE-64"/>
        </table:table-row>
        <table:table-row table:style-name="AROW-1">
          <table:table-cell table:style-name="ACE-64"/>
          <table:table-cell table:style-name="ACE-64" office:value-type="string">
            <text:p>general, not exact</text:p>
          </table:table-cell>
          <table:table-cell table:style-name="ACE-64"/>
          <table:table-cell table:style-name="ACE-64" office:value-type="string">
            <text:p>b</text:p>
          </table:table-cell>
          <table:table-cell table:style-name="ACE-65" office:value-type="string">
            <text:p>FReal</text:p>
          </table:table-cell>
          <table:table-cell table:number-columns-repeated="2" table:style-name="ACE-71"/>
          <table:table-cell table:style-name="ACE-78"/>
          <table:table-cell table:style-name="ACE-75"/>
          <table:table-cell table:style-name="ACE-71" office:value-type="string">
            <text:p>FComplex</text:p>
          </table:table-cell>
          <table:table-cell table:style-name="ACE-66"/>
          <table:table-cell table:style-name="ACE-65" office:value-type="string">
            <text:p>FString</text:p>
          </table:table-cell>
          <table:table-cell table:style-name="ACE-77"/>
          <table:table-cell table:number-columns-repeated="243" table:style-name="ACE-64"/>
        </table:table-row>
        <table:table-row table:style-name="AROW-1">
          <table:table-cell table:number-columns-repeated="4" table:style-name="ACE-64"/>
          <table:table-cell table:style-name="ACE-73" office:value-type="string">
            <text:p>FInteger</text:p>
          </table:table-cell>
          <table:table-cell table:style-name="ACE-78"/>
          <table:table-cell table:style-name="ACE-75"/>
          <table:table-cell table:style-name="ACE-79" office:value-type="string">
            <text:p>FFloat</text:p>
          </table:table-cell>
          <table:table-cell table:style-name="ACE-79" office:value-type="string">
            <text:p>FRational</text:p>
          </table:table-cell>
          <table:table-cell table:style-name="ACE-64"/>
          <table:table-cell table:style-name="ACE-66"/>
          <table:table-cell table:style-name="ACE-65" office:value-type="string">
            <text:p>FUnicode</text:p>
          </table:table-cell>
          <table:table-cell table:style-name="ACE-76" office:value-type="string">
            <text:p>FBytes</text:p>
          </table:table-cell>
          <table:table-cell table:number-columns-repeated="243" table:style-name="ACE-64"/>
        </table:table-row>
        <table:table-row table:style-name="AROW-1">
          <table:table-cell table:style-name="ACE-64" office:value-type="string">
            <text:p>a</text:p>
          </table:table-cell>
          <table:table-cell table:style-name="ACE-64"/>
          <table:table-cell table:style-name="ACE-72"/>
          <table:table-cell table:style-name="ACE-64"/>
          <table:table-cell table:style-name="ACE-69"/>
          <table:table-cell table:style-name="ACE-80" office:value-type="string">
            <text:p>FChar</text:p>
          </table:table-cell>
          <table:table-cell table:style-name="ACE-80" office:value-type="string">
            <text:p>FByte</text:p>
          </table:table-cell>
          <table:table-cell table:number-columns-repeated="2" table:style-name="ACE-80"/>
          <table:table-cell table:style-name="ACE-72"/>
          <table:table-cell table:number-columns-repeated="2" table:style-name="ACE-67"/>
          <table:table-cell table:style-name="ACE-69"/>
          <table:table-cell table:number-columns-repeated="243" table:style-name="ACE-64"/>
        </table:table-row>
        <table:table-row table:style-name="AROW-1">
          <table:table-cell table:style-name="ACE-65" office:value-type="string">
            <text:p>FNumber</text:p>
          </table:table-cell>
          <table:table-cell table:style-name="ACE-65" office:value-type="string">
            <text:p>FReal</text:p>
          </table:table-cell>
          <table:table-cell table:style-name="ACE-68" office:value-type="string">
            <text:p>FInteger</text:p>
          </table:table-cell>
          <table:table-cell table:style-name="ACE-75"/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[a] cmp b</text:p>
          </table:table-cell>
          <table:table-cell table:style-name="ACE-64" office:value-type="string">
            <text:p>[a] cmp [*b]</text:p>
          </table:table-cell>
          <table:table-cell table:style-name="ACE-64" office:value-type="string">
            <text:p>[a] cmp [*b]</text:p>
          </table:table-cell>
          <table:table-cell table:number-columns-repeated="243" table:style-name="ACE-64"/>
        </table:table-row>
        <table:table-row table:style-name="AROW-1">
          <table:table-cell table:number-columns-repeated="3" table:style-name="ACE-66"/>
          <table:table-cell table:style-name="ACE-68" office:value-type="string">
            <text:p>FChar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[a] cmp b</text:p>
          </table:table-cell>
          <table:table-cell table:style-name="ACE-64" office:value-type="string">
            <text:p>[a] cmp [*b]</text:p>
          </table:table-cell>
          <table:table-cell table:style-name="ACE-64" office:value-type="string">
            <text:p>[a.encode()] cmp [*b]</text:p>
          </table:table-cell>
          <table:table-cell table:number-columns-repeated="243" table:style-name="ACE-64"/>
        </table:table-row>
        <table:table-row table:style-name="AROW-1">
          <table:table-cell table:number-columns-repeated="3" table:style-name="ACE-66"/>
          <table:table-cell table:style-name="ACE-76" office:value-type="string">
            <text:p>FByte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[a] cmp b</text:p>
          </table:table-cell>
          <table:table-cell table:style-name="ACE-64" office:value-type="string">
            <text:p>[FChar(a)] cmp [*b]</text:p>
          </table:table-cell>
          <table:table-cell table:style-name="ACE-64" office:value-type="string">
            <text:p>[a] cmp [*b]</text:p>
          </table:table-cell>
          <table:table-cell table:number-columns-repeated="243" table:style-name="ACE-64"/>
        </table:table-row>
        <table:table-row table:style-name="AROW-1">
          <table:table-cell table:number-columns-repeated="2" table:style-name="ACE-66"/>
          <table:table-cell table:style-name="ACE-65" office:value-type="string">
            <text:p>FFloat</text:p>
          </table:table-cell>
          <table:table-cell table:style-name="ACE-77"/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[a] cmp b</text:p>
          </table:table-cell>
          <table:table-cell table:number-columns-repeated="245" table:style-name="ACE-64"/>
        </table:table-row>
        <table:table-row table:style-name="AROW-1">
          <table:table-cell table:number-columns-repeated="2" table:style-name="ACE-66"/>
          <table:table-cell table:style-name="ACE-65" office:value-type="string">
            <text:p>FRational</text:p>
          </table:table-cell>
          <table:table-cell table:style-name="ACE-77"/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[a] cmp b</text:p>
          </table:table-cell>
          <table:table-cell table:number-columns-repeated="245" table:style-name="ACE-64"/>
        </table:table-row>
        <table:table-row table:style-name="AROW-1">
          <table:table-cell table:style-name="ACE-67"/>
          <table:table-cell table:style-name="ACE-65" office:value-type="string">
            <text:p>FComplex</text:p>
          </table:table-cell>
          <table:table-cell table:style-name="ACE-71"/>
          <table:table-cell table:style-name="ACE-77"/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X</text:p>
          </table:table-cell>
          <table:table-cell table:style-name="ACE-64" office:value-type="string">
            <text:p>[a] cmp b</text:p>
          </table:table-cell>
          <table:table-cell table:number-columns-repeated="245" table:style-name="ACE-64"/>
        </table:table-row>
        <table:table-row table:style-name="AROW-1">
          <table:table-cell table:style-name="ACE-68" office:value-type="string">
            <text:p>FList</text:p>
          </table:table-cell>
          <table:table-cell table:number-columns-repeated="2" table:style-name="ACE-71"/>
          <table:table-cell table:style-name="ACE-77"/>
          <table:table-cell table:style-name="ACE-64" office:value-type="string">
            <text:p>a cmp [b]</text:p>
          </table:table-cell>
          <table:table-cell table:style-name="ACE-64" office:value-type="string">
            <text:p>a cmp [b]</text:p>
          </table:table-cell>
          <table:table-cell table:style-name="ACE-64" office:value-type="string">
            <text:p>a cmp [b]</text:p>
          </table:table-cell>
          <table:table-cell table:style-name="ACE-64" office:value-type="string">
            <text:p>a cmp [b]</text:p>
          </table:table-cell>
          <table:table-cell table:style-name="ACE-64" office:value-type="string">
            <text:p>a cmp [b]</text:p>
          </table:table-cell>
          <table:table-cell table:style-name="ACE-64" office:value-type="string">
            <text:p>a cmp [b]</text:p>
          </table:table-cell>
          <table:table-cell table:style-name="ACE-64" office:value-type="string">
            <text:p>X</text:p>
          </table:table-cell>
          <table:table-cell table:number-columns-repeated="245" table:style-name="ACE-64"/>
        </table:table-row>
        <table:table-row table:style-name="AROW-1">
          <table:table-cell table:style-name="ACE-66"/>
          <table:table-cell table:style-name="ACE-65" office:value-type="string">
            <text:p>FString</text:p>
          </table:table-cell>
          <table:table-cell table:style-name="ACE-65" office:value-type="string">
            <text:p>FUnicode</text:p>
          </table:table-cell>
          <table:table-cell table:style-name="ACE-77"/>
          <table:table-cell table:style-name="ACE-64" office:value-type="string">
            <text:p>[*a] cmp [b]</text:p>
          </table:table-cell>
          <table:table-cell table:style-name="ACE-64" office:value-type="string">
            <text:p>[*a] cmp [b]</text:p>
          </table:table-cell>
          <table:table-cell table:style-name="ACE-64" office:value-type="string">
            <text:p>[*a] cmp [FChar(b)]</text:p>
          </table:table-cell>
          <table:table-cell table:number-columns-repeated="249" table:style-name="ACE-64"/>
        </table:table-row>
        <table:table-row table:style-name="AROW-1">
          <table:table-cell table:number-columns-repeated="2" table:style-name="ACE-67"/>
          <table:table-cell table:style-name="ACE-73" office:value-type="string">
            <text:p>FBytes</text:p>
          </table:table-cell>
          <table:table-cell table:style-name="ACE-75"/>
          <table:table-cell table:style-name="ACE-64" office:value-type="string">
            <text:p>[*a] cmp [b]</text:p>
          </table:table-cell>
          <table:table-cell table:style-name="ACE-64" office:value-type="string">
            <text:p>[*a] cmp [b.encode()]</text:p>
          </table:table-cell>
          <table:table-cell table:style-name="ACE-64" office:value-type="string">
            <text:p>[*a] cmp [b]</text:p>
          </table:table-cell>
          <table:table-cell table:number-columns-repeated="249" table:style-name="ACE-64"/>
        </table:table-row>
        <table:table-row table:style-name="AROW-1">
          <table:table-cell table:number-columns-repeated="256"/>
        </table:table-row>
        <table:table-row table:style-name="AROW-1">
          <table:table-cell table:style-name="ACE-64" office:value-type="string">
            <text:p>X=normal comparison</text:p>
          </table:table-cell>
          <table:table-cell table:style-name="ACE-64"/>
          <table:table-cell table:number-columns-repeated="4" table:style-name="ACE-74"/>
          <table:table-cell table:number-columns-repeated="250" table:style-name="ACE-64"/>
        </table:table-row>
        <table:table-row table:style-name="AROW-1">
          <table:table-cell table:style-name="ACE-64" office:value-type="string">
            <text:p>V=.value comparison</text:p>
          </table:table-cell>
          <table:table-cell table:style-name="ACE-64"/>
          <table:table-cell table:number-columns-repeated="4" table:style-name="ACE-74"/>
          <table:table-cell table:number-columns-repeated="250" table:style-name="ACE-64"/>
        </table:table-row>
        <table:table-row table:style-name="AROW-1" table:number-rows-repeated="2">
          <table:table-cell table:number-columns-repeated="2" table:style-name="ACE-64"/>
          <table:table-cell table:number-columns-repeated="4" table:style-name="ACE-74"/>
          <table:table-cell table:number-columns-repeated="250" table:style-name="ACE-64"/>
        </table:table-row>
        <table:table-row table:style-name="AROW-1">
          <table:table-cell table:number-columns-repeated="256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Print_Area" table:expression="of:=#REF!" table:base-cell-address="$'Comparison'.$A$1"/>
          <table:named-expression table:name="Sheet_Title" table:expression="of:=&quot;Comparison&quot;" table:base-cell-address="$'Comparison'.$A$1"/>
        </table:named-expressions>
        <gnm:selections gnm:cursor-col="6" gnm:cursor-row="21">
          <gnm:selection gnm:start-col="6" gnm:start-row="21" gnm:end-col="6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Templat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ncatenation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asic Additio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Vectorized Addition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Comparison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8-08T03:41:57Z</dc:date>
    <meta:creation-date>2018-08-01T16:29:50Z</meta:creation-date>
    <meta:generator>gnumeric/1.12.35</meta:generator>
  </office:meta>
</office:document-meta>
</file>